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e070" officeooo:paragraph-rsid="0009e740"/>
    </style:style>
    <style:style style:name="P2" style:family="paragraph" style:parent-style-name="Standard">
      <style:paragraph-properties fo:text-align="start" style:justify-single-word="false"/>
      <style:text-properties officeooo:rsid="000a364d" officeooo:paragraph-rsid="000a364d"/>
    </style:style>
    <style:style style:name="P3" style:family="paragraph" style:parent-style-name="Standard">
      <style:paragraph-properties fo:text-align="start" style:justify-single-word="false"/>
      <style:text-properties officeooo:rsid="000a364d" officeooo:paragraph-rsid="001055c2"/>
    </style:style>
    <style:style style:name="P4" style:family="paragraph" style:parent-style-name="Standard">
      <style:paragraph-properties fo:text-align="start" style:justify-single-word="false"/>
      <style:text-properties officeooo:rsid="000b38fa" officeooo:paragraph-rsid="000b38fa"/>
    </style:style>
    <style:style style:name="P5" style:family="paragraph" style:parent-style-name="Standard">
      <style:paragraph-properties fo:text-align="start" style:justify-single-word="false"/>
      <style:text-properties officeooo:rsid="000b38fa" officeooo:paragraph-rsid="001055c2"/>
    </style:style>
    <style:style style:name="P6" style:family="paragraph" style:parent-style-name="Standard">
      <style:paragraph-properties fo:text-align="start" style:justify-single-word="false"/>
      <style:text-properties officeooo:rsid="000d77a5" officeooo:paragraph-rsid="000d77a5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3b66" officeooo:paragraph-rsid="00103b6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3b66" officeooo:paragraph-rsid="001055c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55c2" officeooo:paragraph-rsid="001055c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eab0" officeooo:paragraph-rsid="000eeab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e070" officeooo:paragraph-rsid="0018756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e070" officeooo:paragraph-rsid="001055c2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c18e2" officeooo:paragraph-rsid="001055c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d55c9" officeooo:paragraph-rsid="001055c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a364d" officeooo:paragraph-rsid="000a364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a364d" officeooo:paragraph-rsid="001bc4dd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b38fa" officeooo:paragraph-rsid="001055c2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b38fa" officeooo:paragraph-rsid="000b38fa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dc37c" officeooo:paragraph-rsid="000c18e2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66d37" officeooo:paragraph-rsid="000c18e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d77a5" officeooo:paragraph-rsid="000d77a5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eeab0" officeooo:paragraph-rsid="000eeab0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0eeab0" officeooo:paragraph-rsid="000eeab0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03b66" officeooo:paragraph-rsid="00103b6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ae070" officeooo:paragraph-rsid="0026e337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0d55c9" officeooo:paragraph-rsid="0026e337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6e337" officeooo:paragraph-rsid="0026e337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28c840" officeooo:paragraph-rsid="002be023" style:font-weight-asian="normal" style:font-weight-complex="normal"/>
    </style:style>
    <style:style style:name="T1" style:family="text">
      <style:text-properties officeooo:rsid="000b38f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c18e2"/>
    </style:style>
    <style:style style:name="T4" style:family="text">
      <style:text-properties officeooo:rsid="000daa18"/>
    </style:style>
    <style:style style:name="T5" style:family="text">
      <style:text-properties officeooo:rsid="00103b66"/>
    </style:style>
    <style:style style:name="T6" style:family="text">
      <style:text-properties officeooo:rsid="001055c2"/>
    </style:style>
    <style:style style:name="T7" style:family="text">
      <style:text-properties officeooo:rsid="0011bf76"/>
    </style:style>
    <style:style style:name="T8" style:family="text">
      <style:text-properties officeooo:rsid="0012fa4e"/>
    </style:style>
    <style:style style:name="T9" style:family="text">
      <style:text-properties officeooo:rsid="00161ef3"/>
    </style:style>
    <style:style style:name="T10" style:family="text">
      <style:text-properties officeooo:rsid="0018756a"/>
    </style:style>
    <style:style style:name="T11" style:family="text">
      <style:text-properties officeooo:rsid="0028c840"/>
    </style:style>
    <text:list-style style:name="L1">
      <text:list-level-style-bullet text:level="1" text:style-name="Bullet_20_Symbols" text:bullet-char="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Obstacle</text:span> mapping <text:span text:style-name="T10">checks</text:span>:</text:p>
      <text:p text:style-name="P11"/>
      <text:p text:style-name="P7">Start up:</text:p>
      <text:p text:style-name="P7"/>
      <text:p text:style-name="P25"><text:span text:style-name="T4">Local and heights checks:</text:span></text:p>
      <text:list xml:id="list6631932533708973719" text:style-name="L1">
        <text:list-item>
          <text:p text:style-name="P27">Check that everything is <text:span text:style-name="T11">calibrated</text:span>: a person is mapped with the legs ( black obstcales from laser ) are aligned with the torso ( head camera gray ) and feet ( ground camera gray )</text:p>
          <text:p text:style-name="P26"/>
        </text:list-item>
      </text:list>
      <text:p text:style-name="P3"><text:span text:style-name="T1">H</text:span>eights <text:span text:style-name="T1">map</text:span>:</text:p>
      <text:list xml:id="list101726481346997" text:continue-numbering="true" text:style-name="L1">
        <text:list-item>
          <text:p text:style-name="P13">Loads on start without any map in map problems</text:p>
          <text:p text:style-name="P13"/>
        </text:list-item>
      </text:list>
      <text:p text:style-name="P5">Local Map:</text:p>
      <text:list xml:id="list101727415932194" text:continue-numbering="true" text:style-name="L1">
        <text:list-item>
          <text:p text:style-name="P14">Health monitor is not killing map on start because of hash map creation</text:p>
          <text:p text:style-name="P14"/>
        </text:list-item>
      </text:list>
      <text:p text:style-name="P8">Sta<text:span text:style-name="T6">tic</text:span>:</text:p>
      <text:p text:style-name="P8"/>
      <text:p text:style-name="P1"><text:span text:style-name="T4">Local and heights</text:span>:</text:p>
      <text:list xml:id="list101725786954037" text:continue-numbering="true" text:style-name="L1">
        <text:list-item>
          <text:p text:style-name="P15"><text:span text:style-name="T1">N</text:span>ot mapping <text:span text:style-name="T1">head camera / ground camera</text:span></text:p>
        </text:list-item>
        <text:list-item>
          <text:p text:style-name="P15"><text:span text:style-name="T1">E</text:span>rasing</text:p>
        </text:list-item>
      </text:list>
      <text:p text:style-name="P2"/>
      <text:p text:style-name="P5">Local Map:</text:p>
      <text:list xml:id="list101727441711539" text:continue-numbering="true" text:style-name="L1">
        <text:list-item>
          <text:p text:style-name="P17">Obstacles that the cameras see but are not mapped appear in a green color ( temporary obstacles not saved to map )</text:p>
          <text:p text:style-name="P17"/>
        </text:list-item>
      </text:list>
      <text:p text:style-name="P9">Moving:</text:p>
      <text:p text:style-name="P9"/>
      <text:p text:style-name="P12"><text:span text:style-name="T4">Local and heights</text:span>:</text:p>
      <text:list xml:id="list101726710670654" text:continue-numbering="true" text:style-name="L1">
        <text:list-item>
          <text:p text:style-name="P18">Ground camera obstacl<text:span text:style-name="T5">es</text:span> <text:span text:style-name="T5">are</text:span> erased by <text:span text:style-name="T7">head</text:span></text:p>
        </text:list-item>
        <text:list-item>
          <text:p text:style-name="P16"><text:span text:style-name="T1">A</text:span>ll sensors are mapped</text:p>
        </text:list-item>
        <text:list-item>
          <text:p text:style-name="P28">Check the obstacles from local map are aligned with obstacles in heights map</text:p>
        </text:list-item>
        <text:list-item>
          <text:p text:style-name="P18">Map 0.5m obstacle from head camera, position robot closer to obstacle <text:span text:style-name="T2">so it can’t be seen</text:span> by head camera and check that the obstacle is not cleared from map</text:p>
        </text:list-item>
      </text:list>
      <text:p text:style-name="P4"/>
      <text:p text:style-name="P2"><text:span text:style-name="T1">H</text:span>eights <text:span text:style-name="T1">map</text:span>:</text:p>
      <text:list xml:id="list101725845894766" text:continue-numbering="true" text:style-name="L1">
        <text:list-item>
          <text:p text:style-name="P18">Check when laser obstacle is freed heights and ground obstacles are also freed even when the camera is not pointed at that direction. <text:span text:style-name="T8">( sensor intesection freeing )</text:span></text:p>
        </text:list-item>
        <text:list-item>
          <text:p text:style-name="P19"><text:span text:style-name="T3">L</text:span>aser should create clear walls from all distances</text:p>
        </text:list-item>
        <text:list-item>
          <text:p text:style-name="P20"><text:span text:style-name="T3">In case the map is</text:span> lost and found location, load a previous version of the <text:span text:style-name="T3">heights</text:span> map</text:p>
          <text:p text:style-name="P20"/>
        </text:list-item>
      </text:list>
      <text:p text:style-name="P4">Local Map:</text:p>
      <text:list xml:id="list101726826909283" text:continue-numbering="true" text:style-name="L1">
        <text:list-item>
          <text:p text:style-name="P18">‘Large” nan range zones that are closer than 1m are erased</text:p>
        </text:list-item>
        <text:list-item>
          <text:p text:style-name="P18">Dead zones are not freed</text:p>
        </text:list-item>
        <text:list-item>
          <text:p text:style-name="P21">All sensors are mapped quickly</text:p>
        </text:list-item>
      </text:list>
      <text:p text:style-name="P6"/>
      <text:p text:style-name="P10">General flow:</text:p>
      <text:list xml:id="list101725639052411" text:continue-numbering="true" text:style-name="L1">
        <text:list-item>
          <text:p text:style-name="P22">Check goto flow:</text:p>
        </text:list-item>
      </text:list>
      <text:list xml:id="list8409263923589822967" text:style-name="L2">
        <text:list-item>
          <text:p text:style-name="P23">No ghost <text:span text:style-name="T9">obstacles. ( make sure other robots / wires / sensor saturation / calibration problems are not creating fake obstacles )</text:span></text:p>
        </text:list-item>
        <text:list-item>
          <text:p text:style-name="P23">Doesn't erase and remembers global static obstac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3:34:17.980496588</meta:creation-date>
    <dc:date>2018-07-31T10:17:21.855025009</dc:date>
    <meta:editing-duration>PT31M6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299" meta:character-count="1563" meta:non-whitespace-character-count="1320"/>
  </office:meta>
</office:document-meta>
</file>